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12pt" fo:language="es" fo:country="E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text-align="justify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Texto_20_independiente_20_2">
      <style:paragraph-properties fo:text-align="justify" style:justify-single-word="false"/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7" style:family="paragraph" style:parent-style-name="Texto_20_independiente_20_2">
      <style:paragraph-properties fo:line-height="100%" fo:text-align="justify" style:justify-single-word="false"/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use-window-font-color="true" fo:font-size="12pt" fo:language="es" fo:country="E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9" style:family="paragraph" style:parent-style-name="Standard" style:list-style-name="WW8Num1">
      <style:paragraph-properties fo:text-align="justify" style:justify-single-word="false">
        <style:tab-stops>
          <style:tab-stop style:position="1.27cm"/>
          <style:tab-stop style:position="3.81cm"/>
        </style:tab-stops>
      </style:paragraph-properties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0" style:family="paragraph" style:parent-style-name="Standard" style:list-style-name="WW8Num1">
      <style:paragraph-properties fo:text-align="justify" style:justify-single-word="false">
        <style:tab-stops>
          <style:tab-stop style:position="1.27cm"/>
          <style:tab-stop style:position="3.81cm"/>
        </style:tab-stops>
      </style:paragraph-properties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1" style:family="text"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2" style:family="text">
      <style:text-properties style:use-window-font-color="true" fo:font-size="14pt" fo:language="es" fo:country="ES" style:font-name-asian="Times New Roman" style:font-size-asian="14pt" style:language-asian="zxx" style:country-asian="none" style:font-name-complex="Times New Roman" style:font-size-complex="10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PUBLICA BOLIVARIANA DE VENEZUELA</text:p>
      <text:p text:style-name="P1">CONTRALORIA <text:s/>DEL ESTADO NUEVA ESPARTA</text:p>
      <text:p text:style-name="P1">SOLICITUD DE PERMISO OBLIGATORIO</text:p>
      <text:p text:style-name="P2"/>
      <text:p text:style-name="P2"/>
      <text:p text:style-name="P2"/>
      <text:p text:style-name="P3">El artículo 91 del Estatuto de Personal de la Contraloría del Estado Nueva Esparta, establece la obligatoriedad de concesión de permisos en los casos siguientes:</text:p>
      <text:p text:style-name="P3"/>
      <text:list text:style-name="WW8Num1">
        <text:list-item>
          <text:p text:style-name="P9">Enfermedad o accidente del funcionario <text:tab/><text:tab/><text:tab/> <text:s text:c="7"/>( <text:s text:c="2"/>)</text:p>
        </text:list-item>
        <text:list-item>
          <text:p text:style-name="P9">Enfermedad o accidente grave de ascendientes, hijos, cónyuge o concubina del funcionario <text:s/><text:tab/><text:tab/><text:tab/><text:tab/><text:tab/><text:tab/> <text:s text:c="7"/>( <text:s text:c="2"/>)</text:p>
        </text:list-item>
        <text:list-item>
          <text:p text:style-name="P9">Fallecimiento de ascendientes, (padre o madre), hijos, cónyuge o concubina del funcionario <text:tab/><text:tab/><text:tab/><text:tab/><text:tab/> <text:s text:c="16"/>( <text:s text:c="2"/>)</text:p>
        </text:list-item>
        <text:list-item>
          <text:p text:style-name="P9">Fallecimiento de hermanos del funcionario<text:tab/><text:tab/><text:tab/> <text:s text:c="7"/>( <text:s text:c="2"/>)<text:tab/></text:p>
        </text:list-item>
        <text:list-item>
          <text:p text:style-name="P9">Matrimonio del funcionario <text:tab/><text:tab/><text:tab/><text:tab/><text:tab/><text:tab/> <text:s text:c="7"/>( <text:s text:c="2"/>) </text:p>
        </text:list-item>
        <text:list-item>
          <text:p text:style-name="P9">Nacimiento de hijo<text:tab/><text:tab/><text:tab/><text:tab/><text:tab/><text:tab/><text:tab/> <text:s text:c="7"/>( <text:s text:c="2"/>)</text:p>
        </text:list-item>
        <text:list-item>
          <text:p text:style-name="P10">Comparecencia obligatoria ante autoridades legislativas, adminsitrativas y judiciales <text:s text:c="64"/>( <text:s text:c="3"/>)</text:p>
        </text:list-item>
        <text:list-item>
          <text:p text:style-name="P9">En caso de embarazo.<text:tab/><text:tab/><text:tab/><text:tab/><text:tab/><text:tab/><text:tab/> <text:s text:c="7"/>( <text:s text:c="2"/>)</text:p>
        </text:list-item>
      </text:list>
      <text:p text:style-name="P6">Se concede permiso obligatorio al funcionario: {nombres} {apellidos}, titular de la Cédula de Identidad Nº {cedula}, quién desempeña el cargo de: {cargo}, adscrito a la Dirección de: {direccion} de este Organismo Contralor, <text:s/>para ausentarse de sus labores durante _______días, a partir del <text:s/>_________________ <text:s text:c="2"/>hasta el____________________. <text:s text:c="77"/></text:p>
      <text:p text:style-name="P7">OBSERVACIONES:</text:p>
      <text:p text:style-name="P3">_______________________________________________________________________________________________________________________________________________________________________________________________.</text:p>
      <text:p text:style-name="P4"/>
      <text:p text:style-name="P4"/>
      <text:p text:style-name="P4"/>
      <text:p text:style-name="P4"/>
      <text:p text:style-name="P4"/>
      <text:p text:style-name="P3">___________________ <text:s text:c="42"/>___________________________ <text:s text:c="41"/></text:p>
      <text:p text:style-name="P3">Aprobado por:</text:p>
      <text:p text:style-name="P5"><text:span text:style-name="T1"><text:s text:c="85"/></text:span><text:span text:style-name="T1">Directora de Recursos Humanos</text:span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1" fo:font-size="12pt" fo:language="es" fo:country="E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fo:font-size="14pt" fo:language="es" fo:country="ES" style:font-size-asian="14pt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eraldo</meta:initial-creator>
    <meta:creation-date>2009-10-28T10:56:32</meta:creation-date>
    <dc:creator>geraldo</dc:creator>
    <dc:date>2009-11-17T15:03:52</dc:date>
    <meta:editing-cycles>1</meta:editing-cycles>
    <meta:editing-duration>PT4H31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41" meta:character-count="1768"/>
  </office:meta>
</office:document-meta>
</file>